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DataDaoImpl.XmlDataDaoImpl( SessionManager sm , HXmlData h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DataDaoImpl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DataDaoImpl.setProperty( String pname , String p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DataDaoImpl.getScopeDA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DataDaoImpl.set( Node v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DataDaoImpl.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DataDaoImpl.g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ataDaoImpl.prepar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mlDataDaoImpl._getProperty( String proper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DataDaoImpl.getProperty( String proper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ataDao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